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IMOTHY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SPEAKS CONCERNING HIS SON (1:1-8, 13-14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 SPEAKS CONCERNING HIS SON (1:1-8, 13-14):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reassurance by Paul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remembrance by Paul (1:4-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remembrance by Paul (1:4-5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is aware of Timothy's tears (1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is aware of Timothy's testimony (1:5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He is aware of Timothy's testimony (1:5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faith of Timothy (1:5a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faith of Timothy's family (1:5b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remembrance by Paul (1:4-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e is aware of Timothy's tears (1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e is aware of Timothy's testimony (1:5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 SPEAKS CONCERNING HIS SON (1:1-8, 13-14):<text:s text:c="1"/></text:span><text:span text:style-name="a508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surance by Paul (1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membrance by Paul (1:4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equests by Paul (1:6-8, 13-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equests by Paul (1:6-8, 13-14):<text:s text:c="1"/></text:span><text:span text:style-name="a526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tir up his gift (1: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 fearless, strong, and loving (1: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Be unashamed of Jesus or of Paul (1:8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Be ready to suffer for Jesus (1:8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Guard the great body of scriptural truth that has been given him (1:13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AUL SPEAKS CONCERNING HIS SON (1:1-8, 13-14):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assurance by Paul (1:1-3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membrance by Paul (1:4-5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quests by Paul (1:6-8, 13-14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2-tx-Title-and-Text" presentation:presentation-page-layout-name="Master1-PPL12" draw:id="Slide-265">
        <draw:frame draw:id="id101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2 TIMOTHY 1<text:s text:c="1"/></text:span><text:span text:style-name="a568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AUL SPEAKS CONCERNING HIS SON (1:1-8, 13-14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AUL SPEAKS CONCERNING HIS SAVIOR (1:9-10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1" draw:style-name="a581" draw:master-page-name="Master1-Layout12-tx-Title-and-Text" presentation:presentation-page-layout-name="Master1-PPL12" draw:id="Slide-266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PAUL SPEAKS CONCERNING HIS SAVIOR (1:9-10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has redeemed and called us to a holy life (1:9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did this by his grace before the world began (1:9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He has destroyed death and has introduced eternal life (1:1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TIMOTHY 1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PAUL SPEAKS CONCERNING HIS SON (1:1-8, 13-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AUL SPEAKS CONCERNING HIS SAVIOR (1:9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AUL SPEAKS CONCERNING HIMSELF (1:11-12, 15-1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-title-Title-Slide" presentation:presentation-page-layout-name="Master1-PPL1" draw:id="Slide-268">
        <draw:frame draw:id="id107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PAUL SPEAKS CONCERNING HIMSELF (1:11-12, 15-18)<text:s text:c="1"/></text:span><text:span text:style-name="a619" text:class-names=""/></text:p>
          </draw:text-box>
          <svg:title/>
          <svg:desc/>
        </draw:frame>
        <draw:frame draw:id="id108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le's calling (1:11): His calling from God is twofold: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le's calling (1:11): His calling from God is twofold: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be an apostle and preacher (1:11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be a teacher of the Gentiles (1:11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PAUL SPEAKS CONCERNING HIMSELF (1:11-12, 15-18)<text:s text:c="1"/>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apostle's calling (1:11): His calling from God is twofold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apostle's confinement (1:12a): Because of his calling, he is suffering as a prisoner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apostle's companions (1:15-1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apostle's companions (1:15-18)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deserting friends (1:15): Most of Paul's coworkers in Asia have abandoned him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voted friend (1:16-18): Onesiphorus has remained a faithful and helpful friend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PAUL SPEAKS CONCERNING HIMSELF (1:11-12, 15-18)<text:s text:c="1"/>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apostle's calling (1:11): His calling from God is twofold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postle's confinement (1:12a): Because of his calling, he is suffering as a prisoner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postle's companions (1:15-1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2 TIMOTHY 1<text:s text:c="1"/></text:span><text:span text:style-name="a701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AUL SPEAKS CONCERNING HIS SON (1:1-8, 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AUL SPEAKS CONCERNING HIS SAVIOR (1:9-10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AUL SPEAKS CONCERNING HIMSELF (1:11-12, 15-1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9" draw:style-name="a717" draw:master-page-name="Master1-Layout1-title-Title-Slide" presentation:presentation-page-layout-name="Master1-PPL1" draw:id="Slide-274">
        <draw:frame draw:id="id119" presentation:style-name="a721" draw:name="Title 1" svg:x="1.38in" svg:y="0.83in" svg:width="10.3in" svg:height="4.42in" presentation:class="title" presentation:placeholder="false">
          <draw:text-box>
            <text:p text:style-name="a720" text:class-names="" text:cond-style-name=""><text:span text:style-name="a718" text:class-names="">2 TIMOTHY 2<text:s text:c="1"/></text:span><text:span text:style-name="a719" text:class-names=""/></text:p>
          </draw:text-box>
          <svg:title/>
          <svg:desc/>
        </draw:frame>
        <draw:frame draw:id="id120" presentation:style-name="a726" draw:name="Subtitle 2" svg:x="1.38in" svg:y="5.25in" svg:width="10.3in" svg:height="1.85in" presentation:class="subtitle" presentation:placeholder="false">
          <draw:text-box>
            <text:p text:style-name="a723" text:class-names="" text:cond-style-name=""><text:span text:style-name="a722" text:class-names="">THE ROLE MODEL (2:1-7):<text:s text:c="1"/></text:span></text:p>
            <text:p text:style-name="a725" text:class-names="" text:cond-style-name=""><text:span text:style-name="a724" text:class-names=""/></text:p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ROLE MODEL (2:1-7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 teacher (2:1-2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 teacher (2:1-2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As a student Timothy was taught many things by Paul (2:1-2a).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As a pastor Timothy must now teach those things to other godly people (2:2b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ROLE MODEL (2:1-7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 teacher (2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 soldier (2:3-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A soldier (2:3-4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Give all of your energies to the warfare (2:3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none of your energies to worldly affairs (2:4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4" draw:style-name="a782" draw:master-page-name="Master1-Layout12-tx-Title-and-Text" presentation:presentation-page-layout-name="Master1-PPL12" draw:id="Slide-279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ROLE MODEL (2:1-7):<text:s text:c="1"/></text:span><text:span text:style-name="a784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A teacher (2:1-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A soldier (2:3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n athlete (2:5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 farmer (2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2 TIMOTHY 2<text:s text:c="1"/></text:span><text:span text:style-name="a805" text:class-names=""/></text:p>
          </draw:text-box>
          <svg:title/>
          <svg:desc/>
        </draw:frame>
        <draw:frame draw:id="id132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THE ROLE MODEL (2:1-7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THE REMINDERS (2:8-10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6" draw:style-name="a818" draw:master-page-name="Master1-Layout12-tx-Title-and-Text" presentation:presentation-page-layout-name="Master1-PPL12" draw:id="Slide-281">
        <draw:frame draw:id="id133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THE REMINDERS (2:8-10):<text:s text:c="1"/></text:span><text:span text:style-name="a820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God's messenger is chained (2:8-9a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's message cannot be chained (2:9b-10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2 TIMOTHY 2<text:s text:c="1"/></text:span><text:span text:style-name="a835" text:class-names=""/></text:p>
          </draw:text-box>
          <svg:title/>
          <svg:desc/>
        </draw:frame>
        <draw:frame draw:id="id136" presentation:style-name="a850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ROLE MODEL (2:1-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REMINDERS (2:8-1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RESULTS (2:11-13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8" draw:style-name="a851" draw:master-page-name="Master1-Layout12-tx-Title-and-Text" presentation:presentation-page-layout-name="Master1-PPL12" draw:id="Slide-283">
        <draw:frame draw:id="id137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RESULTS (2:11-13)<text:s text:c="1"/></text:span><text:span text:style-name="a853" text:class-names=""/></text:p>
          </draw:text-box>
          <svg:title/>
          <svg:desc/>
        </draw:frame>
        <draw:frame draw:id="id138" presentation:style-name="a871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If we die for Christ, we will live with Christ (2:11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If we endure hardship for Christ, we will reign with Christ (2:12a)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If we deny Christ, he will deny us (2:12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If we are unfaithful, Christ remains faithful (2:13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29" draw:style-name="a872" draw:master-page-name="Master1-Layout12-tx-Title-and-Text" presentation:presentation-page-layout-name="Master1-PPL12" draw:id="Slide-284">
        <draw:frame draw:id="id139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2 TIMOTHY 2<text:s text:c="1"/></text:span><text:span text:style-name="a874" text:class-names=""/></text:p>
          </draw:text-box>
          <svg:title/>
          <svg:desc/>
        </draw:frame>
        <draw:frame draw:id="id140" presentation:style-name="a892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ROLE MODEL (2:1-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REMINDERS (2:8-10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RESULTS (2:11-13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ESPONSIBILITIES (2:14-2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0" draw:style-name="a893" draw:master-page-name="Master1-Layout12-tx-Title-and-Text" presentation:presentation-page-layout-name="Master1-PPL12" draw:id="Slide-285">
        <draw:frame draw:id="id141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THE RESPONSIBILITIES (2:14-26):<text:s text:c="1"/></text:span><text:span text:style-name="a895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Remind your people of the great scriptural truths (2:14a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Warn them against petty arguments (2:14b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Strive to become an approved workman before God (2:15).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Avoid godless controversies (2:16-19, 23-26)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Avoid godless controversies (2:16-19, 23-26).<text:s text:c="1"/></text:span><text:span text:style-name="a916" text:class-names=""/></text:p>
          </draw:text-box>
          <svg:title/>
          <svg:desc/>
        </draw:frame>
        <draw:frame draw:id="id144" presentation:style-name="a931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examples (2:16-17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error (2:18-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endeavor (2:23-26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2" draw:style-name="a932" draw:master-page-name="Master1-Layout12-tx-Title-and-Text" presentation:presentation-page-layout-name="Master1-PPL12" draw:id="Slide-287">
        <draw:frame draw:id="id145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THE RESPONSIBILITIES (2:14-26):<text:s text:c="1"/></text:span><text:span text:style-name="a934" text:class-names=""/></text:p>
          </draw:text-box>
          <svg:title/>
          <svg:desc/>
        </draw:frame>
        <draw:frame draw:id="id146" presentation:style-name="a958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<text:s text:c="1"/>Remind your people of the great scriptural truths (2:14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Warn them against petty arguments (2:14b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Strive to become an approved workman before God (2:1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void godless controversies (2:16-19, 23-26).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Present your body as a clean vessel to God (2:20-21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Avoid evil, and pursue good (2:22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3" draw:style-name="a959" draw:master-page-name="Master1-Layout12-tx-Title-and-Text" presentation:presentation-page-layout-name="Master1-PPL12" draw:id="Slide-288">
        <draw:frame draw:id="id147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2 TIMOTHY 2<text:s text:c="1"/></text:span><text:span text:style-name="a961" text:class-names=""/></text:p>
          </draw:text-box>
          <svg:title/>
          <svg:desc/>
        </draw:frame>
        <draw:frame draw:id="id148" presentation:style-name="a979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THE ROLE MODEL (2:1-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THE REMINDERS (2:8-10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THE RESULTS (2:11-13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RESPONSIBILITIES (2:14-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4" draw:style-name="a980" draw:master-page-name="Master1-Layout1-title-Title-Slide" presentation:presentation-page-layout-name="Master1-PPL1" draw:id="Slide-289">
        <draw:frame draw:id="id149" presentation:style-name="a984" draw:name="Title 1" svg:x="1.38in" svg:y="0.83in" svg:width="10.3in" svg:height="4.42in" presentation:class="title" presentation:placeholder="false">
          <draw:text-box>
            <text:p text:style-name="a983" text:class-names="" text:cond-style-name=""><text:span text:style-name="a981" text:class-names="">2 TIMOTHY 3<text:s text:c="1"/></text:span><text:span text:style-name="a982" text:class-names=""/></text:p>
          </draw:text-box>
          <svg:title/>
          <svg:desc/>
        </draw:frame>
        <draw:frame draw:id="id150" presentation:style-name="a989" draw:name="Subtitle 2" svg:x="1.38in" svg:y="5.25in" svg:width="10.3in" svg:height="1.85in" presentation:class="subtitle" presentation:placeholder="false">
          <draw:text-box>
            <text:p text:style-name="a986" text:class-names="" text:cond-style-name=""><text:span text:style-name="a985" text:class-names="">THE PERVERSIONS (3:1-9)<text:s text:c="1"/></text:span></text:p>
            <text:p text:style-name="a988" text:class-names="" text:cond-style-name=""><text:span text:style-name="a987" text:class-names=""/></text:p>
          </draw:text-box>
          <svg:title/>
          <svg:desc/>
        </draw:frame>
      </draw:page>
      <draw:page draw:name="Slide35" draw:style-name="a990" draw:master-page-name="Master1-Layout1-title-Title-Slide" presentation:presentation-page-layout-name="Master1-PPL1" draw:id="Slide-290">
        <draw:frame draw:id="id151" presentation:style-name="a994" draw:name="Title 1" svg:x="1.38in" svg:y="0.83in" svg:width="10.3in" svg:height="4.42in" presentation:class="title" presentation:placeholder="false">
          <draw:text-box>
            <text:p text:style-name="a993" text:class-names="" text:cond-style-name=""><text:span text:style-name="a991" text:class-names="">THE PERVERSIONS (3:1-9)<text:s text:c="1"/></text:span><text:span text:style-name="a992" text:class-names=""/></text:p>
          </draw:text-box>
          <svg:title/>
          <svg:desc/>
        </draw:frame>
        <draw:frame draw:id="id152" presentation:style-name="a999" draw:name="Subtitle 2" svg:x="1.38in" svg:y="5.25in" svg:width="10.3in" svg:height="1.85in" presentation:class="subtitle" presentation:placeholder="false">
          <draw:text-box>
            <text:p text:style-name="a996" text:class-names="" text:cond-style-name=""><text:span text:style-name="a995" text:class-names=""><text:s text:c="1"/>The evil (3:1-5)<text:s text:c="1"/></text:span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36" draw:style-name="a1000" draw:master-page-name="Master1-Layout12-tx-Title-and-Text" presentation:presentation-page-layout-name="Master1-PPL12" draw:id="Slide-291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<text:s text:c="1"/>The evil (3:1-5)<text:s text:c="1"/></text:span><text:span text:style-name="a1002" text:class-names=""/></text:p>
          </draw:text-box>
          <svg:title/>
          <svg:desc/>
        </draw:frame>
        <draw:frame draw:id="id154" presentation:style-name="a1023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People will love only themselves and their money (3:1-2a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y will be proud, abusive, disobedient to their parents, ungrateful, and unholy (3:2b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They will be without love, unforgiving, slanderous, without self-control, and brutal (3:3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They will be treacherous and will be lovers of pleasure rather than lovers of God (3:4).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y will have a form of godliness but will deny its power (3:5).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7" draw:style-name="a1024" draw:master-page-name="Master1-Layout12-tx-Title-and-Text" presentation:presentation-page-layout-name="Master1-PPL12" draw:id="Slide-292">
        <draw:frame draw:id="id155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THE PERVERSIONS (3:1-9)<text:s text:c="1"/></text:span><text:span text:style-name="a1026" text:class-names=""/></text:p>
          </draw:text-box>
          <svg:title/>
          <svg:desc/>
        </draw:frame>
        <draw:frame draw:id="id156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evil (3:1-5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examples (3:6-8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8" draw:style-name="a1039" draw:master-page-name="Master1-Layout12-tx-Title-and-Text" presentation:presentation-page-layout-name="Master1-PPL12" draw:id="Slide-293">
        <draw:frame draw:id="id157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xamples (3:6-8):<text:s text:c="1"/></text:span><text:span text:style-name="a1041" text:class-names=""/></text:p>
          </draw:text-box>
          <svg:title/>
          <svg:desc/>
        </draw:frame>
        <draw:frame draw:id="id158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Sexually weak-willed, sin-burdened women (3:6-7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Depraved men who will oppose God as Jannes and Jambres once opposed Moses (3:8-9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9" draw:style-name="a1054" draw:master-page-name="Master1-Layout12-tx-Title-and-Text" presentation:presentation-page-layout-name="Master1-PPL12" draw:id="Slide-294">
        <draw:frame draw:id="id159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THE PERVERSIONS (3:1-9)<text:s text:c="1"/></text:span><text:span text:style-name="a1056" text:class-names=""/></text:p>
          </draw:text-box>
          <svg:title/>
          <svg:desc/>
        </draw:frame>
        <draw:frame draw:id="id160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he evil (3:1-5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examples (3:6-8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40" draw:style-name="a1069" draw:master-page-name="Master1-Layout12-tx-Title-and-Text" presentation:presentation-page-layout-name="Master1-PPL12" draw:id="Slide-295">
        <draw:frame draw:id="id161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2 TIMOTHY 3<text:s text:c="1"/></text:span><text:span text:style-name="a1071" text:class-names=""/></text:p>
          </draw:text-box>
          <svg:title/>
          <svg:desc/>
        </draw:frame>
        <draw:frame draw:id="id162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THE PERVERSIONS (3:1-9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he Prescription (3:10-17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1" draw:style-name="a1084" draw:master-page-name="Master1-Layout12-tx-Title-and-Text" presentation:presentation-page-layout-name="Master1-PPL12" draw:id="Slide-296">
        <draw:frame draw:id="id163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The Prescription (3:10-17):<text:s text:c="1"/></text:span><text:span text:style-name="a1086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imothy is to continue in the work of God (3:10-13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imothy is to continue in the Word of God (3:14-17).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2" draw:style-name="a1099" draw:master-page-name="Master1-Layout12-tx-Title-and-Text" presentation:presentation-page-layout-name="Master1-PPL12" draw:id="Slide-297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imothy is to continue in the Word of God (3:14-17).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the Scriptures did for Timothy the lad (3:14-15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at the Scriptures will do for Timothy the leader (3:16-17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3" draw:style-name="a1114" draw:master-page-name="Master1-Layout1-title-Title-Slide" presentation:presentation-page-layout-name="Master1-PPL1" draw:id="Slide-298">
        <draw:frame draw:id="id167" presentation:style-name="a1118" draw:name="Title 1" svg:x="1.38in" svg:y="0.83in" svg:width="10.3in" svg:height="4.42in" presentation:class="title" presentation:placeholder="false">
          <draw:text-box>
            <text:p text:style-name="a1117" text:class-names="" text:cond-style-name=""><text:span text:style-name="a1115" text:class-names=""><text:s text:c="1"/>What the Scriptures will do for Timothy the leader (3:16-17)<text:s text:c="1"/></text:span><text:span text:style-name="a1116" text:class-names=""/></text:p>
          </draw:text-box>
          <svg:title/>
          <svg:desc/>
        </draw:frame>
        <draw:frame draw:id="id168" presentation:style-name="a1123" draw:name="Subtitle 2" svg:x="1.38in" svg:y="5.25in" svg:width="10.3in" svg:height="1.85in" presentation:class="subtitle" presentation:placeholder="false">
          <draw:text-box>
            <text:p text:style-name="a1120" text:class-names="" text:cond-style-name=""><text:span text:style-name="a1119" text:class-names=""><text:s text:c="1"/>The guidelines (3:16):<text:s text:c="1"/></text:span></text:p>
            <text:p text:style-name="a1122" text:class-names="" text:cond-style-name=""><text:span text:style-name="a1121" text:class-names=""/></text:p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The guidelines (3:16):<text:s text:c="1"/></text:span><text:span text:style-name="a1126" text:class-names=""/></text:p>
          </draw:text-box>
          <svg:title/>
          <svg:desc/>
        </draw:frame>
        <draw:frame draw:id="id170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For doctrine and reproof (3:16a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For correction and instruction in righteousness (3:16b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5" draw:style-name="a1139" draw:master-page-name="Master1-Layout12-tx-Title-and-Text" presentation:presentation-page-layout-name="Master1-PPL12" draw:id="Slide-300">
        <draw:frame draw:id="id171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What the Scriptures will do for Timothy the leader (3:16-17)<text:s text:c="1"/></text:span><text:span text:style-name="a1141" text:class-names=""/></text:p>
          </draw:text-box>
          <svg:title/>
          <svg:desc/>
        </draw:frame>
        <draw:frame draw:id="id172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guidelines (3:16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goal (3:17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6" draw:style-name="a1154" draw:master-page-name="Master1-Layout12-tx-Title-and-Text" presentation:presentation-page-layout-name="Master1-PPL12" draw:id="Slide-301">
        <draw:frame draw:id="id173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imothy is to continue in the Word of God (3:14-17).<text:s text:c="1"/></text:span><text:span text:style-name="a1156" text:class-names=""/></text:p>
          </draw:text-box>
          <svg:title/>
          <svg:desc/>
        </draw:frame>
        <draw:frame draw:id="id174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What the Scriptures did for Timothy the lad (3:14-15):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What the Scriptures will do for Timothy the leader (3:16-17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7" draw:style-name="a1169" draw:master-page-name="Master1-Layout12-tx-Title-and-Text" presentation:presentation-page-layout-name="Master1-PPL12" draw:id="Slide-302">
        <draw:frame draw:id="id175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The Prescription (3:10-17):<text:s text:c="1"/></text:span><text:span text:style-name="a1171" text:class-names=""/></text:p>
          </draw:text-box>
          <svg:title/>
          <svg:desc/>
        </draw:frame>
        <draw:frame draw:id="id176" presentation:style-name="a1183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<text:s text:c="1"/>Timothy is to continue in the work of God (3:10-13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imothy is to continue in the Word of God (3:14-17).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</draw:page>
      <draw:page draw:name="Slide48" draw:style-name="a1184" draw:master-page-name="Master1-Layout12-tx-Title-and-Text" presentation:presentation-page-layout-name="Master1-PPL12" draw:id="Slide-303">
        <draw:frame draw:id="id177" presentation:style-name="a1188" draw:name="Title 1" svg:x="1.38in" svg:y="0.4in" svg:width="10.6in" svg:height="1.44965in" presentation:class="title" presentation:placeholder="false">
          <draw:text-box>
            <text:p text:style-name="a1187" text:class-names="" text:cond-style-name=""><text:span text:style-name="a1185" text:class-names="">2 TIMOTHY 3<text:s text:c="1"/></text:span><text:span text:style-name="a1186" text:class-names=""/></text:p>
          </draw:text-box>
          <svg:title/>
          <svg:desc/>
        </draw:frame>
        <draw:frame draw:id="id178" presentation:style-name="a1198" draw:name="Text Placeholder 2" svg:x="1.38in" svg:y="2in" svg:width="9.4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PERVERSIONS (3:1-9)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Prescription (3:10-17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49" draw:style-name="a1199" draw:master-page-name="Master1-Layout1-title-Title-Slide" presentation:presentation-page-layout-name="Master1-PPL1" draw:id="Slide-304">
        <draw:frame draw:id="id179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2 TIMOTHY 4<text:s text:c="1"/></text:span><text:span text:style-name="a1201" text:class-names=""/></text:p>
          </draw:text-box>
          <svg:title/>
          <svg:desc/>
        </draw:frame>
        <draw:frame draw:id="id180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PAUL'S FINAL CHARGE (4:1-2, 5)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0" draw:style-name="a1209" draw:master-page-name="Master1-Layout1-title-Title-Slide" presentation:presentation-page-layout-name="Master1-PPL1" draw:id="Slide-305">
        <draw:frame draw:id="id181" presentation:style-name="a1213" draw:name="Title 1" svg:x="1.38in" svg:y="0.83in" svg:width="10.3in" svg:height="4.42in" presentation:class="title" presentation:placeholder="false">
          <draw:text-box>
            <text:p text:style-name="a1212" text:class-names="" text:cond-style-name=""><text:span text:style-name="a1210" text:class-names="">PAUL'S FINAL CHARGE (4:1-2, 5)<text:s text:c="1"/></text:span><text:span text:style-name="a1211" text:class-names=""/></text:p>
          </draw:text-box>
          <svg:title/>
          <svg:desc/>
        </draw:frame>
        <draw:frame draw:id="id182" presentation:style-name="a1218" draw:name="Subtitle 2" svg:x="1.38in" svg:y="5.25in" svg:width="10.3in" svg:height="1.85in" presentation:class="subtitle" presentation:placeholder="false">
          <draw:text-box>
            <text:p text:style-name="a1215" text:class-names="" text:cond-style-name=""><text:span text:style-name="a1214" text:class-names=""><text:s text:c="1"/>Timothy is to preach the Word of God (4:1-2).<text:s text:c="1"/></text:span></text:p>
            <text:p text:style-name="a1217" text:class-names="" text:cond-style-name=""><text:span text:style-name="a1216" text:class-names=""/></text:p>
          </draw:text-box>
          <svg:title/>
          <svg:desc/>
        </draw:frame>
      </draw:page>
      <draw:page draw:name="Slide51" draw:style-name="a1219" draw:master-page-name="Master1-Layout12-tx-Title-and-Text" presentation:presentation-page-layout-name="Master1-PPL12" draw:id="Slide-306">
        <draw:frame draw:id="id183" presentation:style-name="a1223" draw:name="Title 1" svg:x="1.38in" svg:y="0.4in" svg:width="10.6in" svg:height="1.44965in" presentation:class="title" presentation:placeholder="false">
          <draw:text-box>
            <text:p text:style-name="a1222" text:class-names="" text:cond-style-name=""><text:span text:style-name="a1220" text:class-names=""><text:s text:c="1"/>Timothy is to preach the Word of God (4:1-2).<text:s text:c="1"/></text:span><text:span text:style-name="a1221" text:class-names=""/></text:p>
          </draw:text-box>
          <svg:title/>
          <svg:desc/>
        </draw:frame>
        <draw:frame draw:id="id184" presentation:style-name="a1233" draw:name="Text Placeholder 2" svg:x="1.38in" svg:y="2in" svg:width="9.4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<text:s text:c="1"/>How he is to preach it (4:1, 2b): He is to use it for correction, rebuke, and encouragement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s text:c="1"/>When he is to preach it (4:2a): Urgently, at all times.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draw:page>
      <draw:page draw:name="Slide52" draw:style-name="a1234" draw:master-page-name="Master1-Layout12-tx-Title-and-Text" presentation:presentation-page-layout-name="Master1-PPL12" draw:id="Slide-307">
        <draw:frame draw:id="id185" presentation:style-name="a1238" draw:name="Title 1" svg:x="1.38in" svg:y="0.4in" svg:width="10.6in" svg:height="1.44965in" presentation:class="title" presentation:placeholder="false">
          <draw:text-box>
            <text:p text:style-name="a1237" text:class-names="" text:cond-style-name=""><text:span text:style-name="a1235" text:class-names="">PAUL'S FINAL CHARGE (4:1-2, 5)<text:s text:c="1"/></text:span><text:span text:style-name="a1236" text:class-names=""/></text:p>
          </draw:text-box>
          <svg:title/>
          <svg:desc/>
        </draw:frame>
        <draw:frame draw:id="id186" presentation:style-name="a1248" draw:name="Text Placeholder 2" svg:x="1.38in" svg:y="2in" svg:width="9.4in" svg:height="4.7586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<text:s text:c="1"/>Timothy is to preach the Word of God (4:1-2).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<text:s text:c="1"/>Timothy is to reach his world for God (4:5).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</draw:page>
      <draw:page draw:name="Slide53" draw:style-name="a1249" draw:master-page-name="Master1-Layout12-tx-Title-and-Text" presentation:presentation-page-layout-name="Master1-PPL12" draw:id="Slide-308">
        <draw:frame draw:id="id187" presentation:style-name="a1253" draw:name="Title 1" svg:x="1.38in" svg:y="0.4in" svg:width="10.6in" svg:height="1.44965in" presentation:class="title" presentation:placeholder="false">
          <draw:text-box>
            <text:p text:style-name="a1252" text:class-names="" text:cond-style-name=""><text:span text:style-name="a1250" text:class-names="">2 TIMOTHY 4<text:s text:c="1"/></text:span><text:span text:style-name="a1251" text:class-names=""/></text:p>
          </draw:text-box>
          <svg:title/>
          <svg:desc/>
        </draw:frame>
        <draw:frame draw:id="id188" presentation:style-name="a1263" draw:name="Text Placeholder 2" svg:x="1.38in" svg:y="2in" svg:width="9.4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AUL'S FINAL CHARGE (4:1-2, 5)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PAUL'S FINAL WARNING (4:3-4, 14-15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</draw:page>
      <draw:page draw:name="Slide54" draw:style-name="a1264" draw:master-page-name="Master1-Layout1-title-Title-Slide" presentation:presentation-page-layout-name="Master1-PPL1" draw:id="Slide-309">
        <draw:frame draw:id="id189" presentation:style-name="a1268" draw:name="Title 1" svg:x="1.38in" svg:y="0.83in" svg:width="10.3in" svg:height="4.42in" presentation:class="title" presentation:placeholder="false">
          <draw:text-box>
            <text:p text:style-name="a1267" text:class-names="" text:cond-style-name=""><text:span text:style-name="a1265" text:class-names="">PAUL'S FINAL WARNING (4:3-4, 14-15):<text:s text:c="1"/></text:span><text:span text:style-name="a1266" text:class-names=""/></text:p>
          </draw:text-box>
          <svg:title/>
          <svg:desc/>
        </draw:frame>
        <draw:frame draw:id="id190" presentation:style-name="a1273" draw:name="Subtitle 2" svg:x="1.38in" svg:y="5.25in" svg:width="10.3in" svg:height="1.85in" presentation:class="subtitle" presentation:placeholder="false">
          <draw:text-box>
            <text:p text:style-name="a1270" text:class-names="" text:cond-style-name=""><text:span text:style-name="a1269" text:class-names=""><text:s text:c="1"/>In regard to apostasy (4:3-4)<text:s text:c="1"/></text:span></text:p>
            <text:p text:style-name="a1272" text:class-names="" text:cond-style-name=""><text:span text:style-name="a1271" text:class-names=""/></text:p>
          </draw:text-box>
          <svg:title/>
          <svg:desc/>
        </draw:frame>
      </draw:page>
      <draw:page draw:name="Slide55" draw:style-name="a1274" draw:master-page-name="Master1-Layout12-tx-Title-and-Text" presentation:presentation-page-layout-name="Master1-PPL12" draw:id="Slide-310">
        <draw:frame draw:id="id191" presentation:style-name="a1278" draw:name="Title 1" svg:x="1.38in" svg:y="0.4in" svg:width="10.6in" svg:height="1.44965in" presentation:class="title" presentation:placeholder="false">
          <draw:text-box>
            <text:p text:style-name="a1277" text:class-names="" text:cond-style-name=""><text:span text:style-name="a1275" text:class-names=""><text:s text:c="1"/>In regard to apostasy (4:3-4)<text:s text:c="1"/></text:span><text:span text:style-name="a1276" text:class-names=""/></text:p>
          </draw:text-box>
          <svg:title/>
          <svg:desc/>
        </draw:frame>
        <draw:frame draw:id="id192" presentation:style-name="a1288" draw:name="Text Placeholder 2" svg:x="1.38in" svg:y="2in" svg:width="9.4in" svg:height="4.7586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<text:s text:c="1"/>Men will someday turn from sound doctrine (4:3).<text:s text:c="1"/>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1"/>Men will someday turn to satanic doctrine (4:4).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</draw:page>
      <draw:page draw:name="Slide56" draw:style-name="a1289" draw:master-page-name="Master1-Layout12-tx-Title-and-Text" presentation:presentation-page-layout-name="Master1-PPL12" draw:id="Slide-311">
        <draw:frame draw:id="id193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0" text:class-names="">PAUL'S FINAL WARNING (4:3-4, 14-15):<text:s text:c="1"/></text:span><text:span text:style-name="a1291" text:class-names=""/></text:p>
          </draw:text-box>
          <svg:title/>
          <svg:desc/>
        </draw:frame>
        <draw:frame draw:id="id194" presentation:style-name="a1303" draw:name="Text Placeholder 2" svg:x="1.38in" svg:y="2in" svg:width="9.4in" svg:height="4.75868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<text:s text:c="1"/>In regard to apostasy (4:3-4)<text:s text:c="1"/>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In regard to Alexander (4:14-15):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</draw:page>
      <draw:page draw:name="Slide57" draw:style-name="a1304" draw:master-page-name="Master1-Layout12-tx-Title-and-Text" presentation:presentation-page-layout-name="Master1-PPL12" draw:id="Slide-312">
        <draw:frame draw:id="id195" presentation:style-name="a1308" draw:name="Title 1" svg:x="1.38in" svg:y="0.4in" svg:width="10.6in" svg:height="1.44965in" presentation:class="title" presentation:placeholder="false">
          <draw:text-box>
            <text:p text:style-name="a1307" text:class-names="" text:cond-style-name=""><text:span text:style-name="a1305" text:class-names="">2 TIMOTHY 4<text:s text:c="1"/></text:span><text:span text:style-name="a1306" text:class-names=""/></text:p>
          </draw:text-box>
          <svg:title/>
          <svg:desc/>
        </draw:frame>
        <draw:frame draw:id="id196" presentation:style-name="a1321" draw:name="Text Placeholder 2" svg:x="1.38in" svg:y="2in" svg:width="9.4in" svg:height="4.7586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PAUL'S FINAL CHARGE (4:1-2, 5)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UL'S FINAL WARNING (4:3-4, 14-15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PAUL'S FINAL TESTIMONY (4:6-8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8" draw:style-name="a1322" draw:master-page-name="Master1-Layout1-title-Title-Slide" presentation:presentation-page-layout-name="Master1-PPL1" draw:id="Slide-313">
        <draw:frame draw:id="id197" presentation:style-name="a1326" draw:name="Title 1" svg:x="1.38in" svg:y="0.83in" svg:width="10.3in" svg:height="4.42in" presentation:class="title" presentation:placeholder="false">
          <draw:text-box>
            <text:p text:style-name="a1325" text:class-names="" text:cond-style-name=""><text:span text:style-name="a1323" text:class-names="">PAUL'S FINAL TESTIMONY (4:6-8)<text:s text:c="1"/></text:span><text:span text:style-name="a1324" text:class-names=""/></text:p>
          </draw:text-box>
          <svg:title/>
          <svg:desc/>
        </draw:frame>
        <draw:frame draw:id="id198" presentation:style-name="a1331" draw:name="Subtitle 2" svg:x="1.38in" svg:y="5.25in" svg:width="10.3in" svg:height="1.85in" presentation:class="subtitle" presentation:placeholder="false">
          <draw:text-box>
            <text:p text:style-name="a1328" text:class-names="" text:cond-style-name=""><text:span text:style-name="a1327" text:class-names=""><text:s text:c="1"/>What he has done (4:6-7)<text:s text:c="1"/></text:span></text:p>
            <text:p text:style-name="a1330" text:class-names="" text:cond-style-name=""><text:span text:style-name="a1329" text:class-names=""/></text:p>
          </draw:text-box>
          <svg:title/>
          <svg:desc/>
        </draw:frame>
      </draw:page>
      <draw:page draw:name="Slide59" draw:style-name="a1332" draw:master-page-name="Master1-Layout12-tx-Title-and-Text" presentation:presentation-page-layout-name="Master1-PPL12" draw:id="Slide-314">
        <draw:frame draw:id="id199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What he has done (4:6-7)<text:s text:c="1"/></text:span><text:span text:style-name="a1334" text:class-names=""/></text:p>
          </draw:text-box>
          <svg:title/>
          <svg:desc/>
        </draw:frame>
        <draw:frame draw:id="id200" presentation:style-name="a1349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He has fought a good fight (4:6-7a).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He has finished his cause (4:7b).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<text:s text:c="1"/>He has kept the faith (4:7c).<text:s text:c="1"/>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</draw:page>
      <draw:page draw:name="Slide60" draw:style-name="a1350" draw:master-page-name="Master1-Layout12-tx-Title-and-Text" presentation:presentation-page-layout-name="Master1-PPL12" draw:id="Slide-315">
        <draw:frame draw:id="id201" presentation:style-name="a1354" draw:name="Title 1" svg:x="1.38in" svg:y="0.4in" svg:width="10.6in" svg:height="1.44965in" presentation:class="title" presentation:placeholder="false">
          <draw:text-box>
            <text:p text:style-name="a1353" text:class-names="" text:cond-style-name=""><text:span text:style-name="a1351" text:class-names="">PAUL'S FINAL TESTIMONY (4:6-8)<text:s text:c="1"/></text:span><text:span text:style-name="a1352" text:class-names=""/></text:p>
          </draw:text-box>
          <svg:title/>
          <svg:desc/>
        </draw:frame>
        <draw:frame draw:id="id202" presentation:style-name="a1364" draw:name="Text Placeholder 2" svg:x="1.38in" svg:y="2in" svg:width="9.4in" svg:height="4.75868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<text:s text:c="1"/>What he has done (4:6-7)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What God will do (4:8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</draw:page>
      <draw:page draw:name="Slide61" draw:style-name="a1365" draw:master-page-name="Master1-Layout12-tx-Title-and-Text" presentation:presentation-page-layout-name="Master1-PPL12" draw:id="Slide-316">
        <draw:frame draw:id="id203" presentation:style-name="a1369" draw:name="Title 1" svg:x="1.38in" svg:y="0.4in" svg:width="10.6in" svg:height="1.44965in" presentation:class="title" presentation:placeholder="false">
          <draw:text-box>
            <text:p text:style-name="a1368" text:class-names="" text:cond-style-name=""><text:span text:style-name="a1366" text:class-names="">2 TIMOTHY 4<text:s text:c="1"/></text:span><text:span text:style-name="a1367" text:class-names=""/></text:p>
          </draw:text-box>
          <svg:title/>
          <svg:desc/>
        </draw:frame>
        <draw:frame draw:id="id204" presentation:style-name="a1385" draw:name="Text Placeholder 2" svg:x="1.38in" svg:y="2in" svg:width="9.4in" svg:height="4.7586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PAUL'S FINAL CHARGE (4:1-2, 5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PAUL'S FINAL WARNING (4:3-4, 14-15):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PAUL'S FINAL TESTIMONY (4:6-8)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PAUL'S FINAL REQUEST (4:9, 11-13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62" draw:style-name="a1386" draw:master-page-name="Master1-Layout1-title-Title-Slide" presentation:presentation-page-layout-name="Master1-PPL1" draw:id="Slide-317">
        <draw:frame draw:id="id205" presentation:style-name="a1390" draw:name="Title 1" svg:x="1.38in" svg:y="0.83in" svg:width="10.3in" svg:height="4.42in" presentation:class="title" presentation:placeholder="false">
          <draw:text-box>
            <text:p text:style-name="a1389" text:class-names="" text:cond-style-name=""><text:span text:style-name="a1387" text:class-names="">PAUL'S FINAL REQUEST (4:9, 11-13)<text:s text:c="1"/></text:span><text:span text:style-name="a1388" text:class-names=""/></text:p>
          </draw:text-box>
          <svg:title/>
          <svg:desc/>
        </draw:frame>
        <draw:frame draw:id="id206" presentation:style-name="a1395" draw:name="Subtitle 2" svg:x="1.38in" svg:y="5.25in" svg:width="10.3in" svg:height="1.85in" presentation:class="subtitle" presentation:placeholder="false">
          <draw:text-box>
            <text:p text:style-name="a1392" text:class-names="" text:cond-style-name=""><text:span text:style-name="a1391" text:class-names=""><text:s text:c="1"/>The individuals (4:9, 11-12)<text:s text:c="1"/></text:span></text:p>
            <text:p text:style-name="a1394" text:class-names="" text:cond-style-name=""><text:span text:style-name="a1393" text:class-names=""/></text:p>
          </draw:text-box>
          <svg:title/>
          <svg:desc/>
        </draw:frame>
      </draw:page>
      <draw:page draw:name="Slide63" draw:style-name="a1396" draw:master-page-name="Master1-Layout12-tx-Title-and-Text" presentation:presentation-page-layout-name="Master1-PPL12" draw:id="Slide-318">
        <draw:frame draw:id="id207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individuals (4:9, 11-12)<text:s text:c="1"/></text:span><text:span text:style-name="a1398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He asks that Timothy come as soon as possible (4:9).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He asks that Timothy bring Mark with him (4:11).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He has sent Tychicus to Ephesus (4:12).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2-tx-Title-and-Text" presentation:presentation-page-layout-name="Master1-PPL12" draw:id="Slide-319">
        <draw:frame draw:id="id209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PAUL'S FINAL REQUEST (4:9, 11-13)<text:s text:c="1"/></text:span><text:span text:style-name="a1416" text:class-names=""/></text:p>
          </draw:text-box>
          <svg:title/>
          <svg:desc/>
        </draw:frame>
        <draw:frame draw:id="id210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individuals (4:9, 11-12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items (4:13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5" draw:style-name="a1429" draw:master-page-name="Master1-Layout12-tx-Title-and-Text" presentation:presentation-page-layout-name="Master1-PPL12" draw:id="Slide-320">
        <draw:frame draw:id="id211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items (4:13):<text:s text:c="1"/></text:span><text:span text:style-name="a1431" text:class-names=""/></text:p>
          </draw:text-box>
          <svg:title/>
          <svg:desc/>
        </draw:frame>
        <draw:frame draw:id="id212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His cloak (4:13a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His study books (4:13b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His Old Testament scrolls (4:13c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66" draw:style-name="a1447" draw:master-page-name="Master1-Layout12-tx-Title-and-Text" presentation:presentation-page-layout-name="Master1-PPL12" draw:id="Slide-321">
        <draw:frame draw:id="id213" presentation:style-name="a1451" draw:name="Title 1" svg:x="1.38in" svg:y="0.4in" svg:width="10.6in" svg:height="1.44965in" presentation:class="title" presentation:placeholder="false">
          <draw:text-box>
            <text:p text:style-name="a1450" text:class-names="" text:cond-style-name=""><text:span text:style-name="a1448" text:class-names="">PAUL'S FINAL REQUEST (4:9, 11-13)<text:s text:c="1"/></text:span><text:span text:style-name="a1449" text:class-names=""/></text:p>
          </draw:text-box>
          <svg:title/>
          <svg:desc/>
        </draw:frame>
        <draw:frame draw:id="id214" presentation:style-name="a1461" draw:name="Text Placeholder 2" svg:x="1.38in" svg:y="2in" svg:width="9.4in" svg:height="4.75868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<text:s text:c="1"/>The individuals (4:9, 11-12)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s text:c="1"/>The items (4:13):<text:s text:c="1"/>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</draw:page>
      <draw:page draw:name="Slide67" draw:style-name="a1462" draw:master-page-name="Master1-Layout12-tx-Title-and-Text" presentation:presentation-page-layout-name="Master1-PPL12" draw:id="Slide-322">
        <draw:frame draw:id="id215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3" text:class-names="">2 TIMOTHY 4<text:s text:c="1"/></text:span><text:span text:style-name="a1464" text:class-names=""/></text:p>
          </draw:text-box>
          <svg:title/>
          <svg:desc/>
        </draw:frame>
        <draw:frame draw:id="id216" presentation:style-name="a1485" draw:name="Tex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PAUL'S FINAL CHARGE (4:1-2, 5)<text:s text:c="1"/>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AUL'S FINAL WARNING (4:3-4, 14-15):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PAUL'S FINAL TESTIMONY (4:6-8)<text:s text:c="1"/>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PAUL'S FINAL REQUEST (4:9, 11-13)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PAUL'S FINAL SORROW (4:10, 16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</draw:text-box>
          <svg:title/>
          <svg:desc/>
        </draw:frame>
      </draw:page>
      <draw:page draw:name="Slide68" draw:style-name="a1486" draw:master-page-name="Master1-Layout12-tx-Title-and-Text" presentation:presentation-page-layout-name="Master1-PPL12" draw:id="Slide-323">
        <draw:frame draw:id="id217" presentation:style-name="a1490" draw:name="Title 1" svg:x="1.38in" svg:y="0.4in" svg:width="10.6in" svg:height="1.44965in" presentation:class="title" presentation:placeholder="false">
          <draw:text-box>
            <text:p text:style-name="a1489" text:class-names="" text:cond-style-name=""><text:span text:style-name="a1487" text:class-names="">PAUL'S FINAL SORROW (4:10, 16)<text:s text:c="1"/></text:span><text:span text:style-name="a1488" text:class-names=""/></text:p>
          </draw:text-box>
          <svg:title/>
          <svg:desc/>
        </draw:frame>
        <draw:frame draw:id="id218" presentation:style-name="a1500" draw:name="Text Placeholder 2" svg:x="1.38in" svg:y="2in" svg:width="9.4in" svg:height="4.7586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<text:s text:c="1"/>Demas has forsaken him (4:10).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<text:s text:c="1"/>His Roman friends have forsaken him (4:16).<text:s text:c="1"/>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69" draw:style-name="a1501" draw:master-page-name="Master1-Layout12-tx-Title-and-Text" presentation:presentation-page-layout-name="Master1-PPL12" draw:id="Slide-324">
        <draw:frame draw:id="id219" presentation:style-name="a1505" draw:name="Title 1" svg:x="1.38in" svg:y="0.4in" svg:width="10.6in" svg:height="1.44965in" presentation:class="title" presentation:placeholder="false">
          <draw:text-box>
            <text:p text:style-name="a1504" text:class-names="" text:cond-style-name=""><text:span text:style-name="a1502" text:class-names="">2 TIMOTHY 4<text:s text:c="1"/></text:span><text:span text:style-name="a1503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PAUL'S FINAL CHARGE (4:1-2, 5)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PAUL'S FINAL WARNING (4:3-4, 14-15):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PAUL'S FINAL TESTIMONY (4:6-8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PAUL'S FINAL REQUEST (4:9, 11-1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PAUL'S FINAL SORROW (4:10, 16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PAUL'S FINAL SONG OF PRAISE (4:17-18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70" draw:style-name="a1528" draw:master-page-name="Master1-Layout12-tx-Title-and-Text" presentation:presentation-page-layout-name="Master1-PPL12" draw:id="Slide-325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PAUL'S FINAL SONG OF PRAISE (4:17-18)<text:s text:c="1"/></text:span><text:span text:style-name="a1530" text:class-names=""/></text:p>
          </draw:text-box>
          <svg:title/>
          <svg:desc/>
        </draw:frame>
        <draw:frame draw:id="id22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God has delivered him from the mouth of the lion (4:17-18a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God will deliver him to the Kingdom of Heaven (4:18b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71" draw:style-name="a1543" draw:master-page-name="Master1-Layout12-tx-Title-and-Text" presentation:presentation-page-layout-name="Master1-PPL12" draw:id="Slide-326">
        <draw:frame draw:id="id22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2 TIMOTHY 4<text:s text:c="1"/></text:span><text:span text:style-name="a1545" text:class-names=""/></text:p>
          </draw:text-box>
          <svg:title/>
          <svg:desc/>
        </draw:frame>
        <draw:frame draw:id="id224" presentation:style-name="a1569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PAUL'S FINAL CHARGE (4:1-2, 5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PAUL'S FINAL WARNING (4:3-4, 14-15):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PAUL'S FINAL TESTIMONY (4:6-8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PAUL'S FINAL REQUEST (4:9, 11-13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PAUL'S FINAL SORROW (4:10, 16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PAUL'S FINAL SONG OF PRAISE (4:17-18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</draw:page>
      <draw:page draw:name="Slide72" draw:style-name="a1570" draw:master-page-name="Master1-Layout1-title-Title-Slide" presentation:presentation-page-layout-name="Master1-PPL1" draw:id="Slide-327">
        <draw:frame draw:id="id225" presentation:style-name="a1574" draw:name="Title 1" svg:x="1.38in" svg:y="0.83in" svg:width="10.3in" svg:height="4.42in" presentation:class="title" presentation:placeholder="false">
          <draw:text-box>
            <text:p text:style-name="a1573" text:class-names="" text:cond-style-name=""><text:span text:style-name="a1571" text:class-names="">2 Timothy</text:span><text:span text:style-name="a1572" text:class-names=""/></text:p>
          </draw:text-box>
          <svg:title/>
          <svg:desc/>
        </draw:frame>
        <draw:frame draw:id="id226" presentation:style-name="a15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imothy</dc:title>
    <meta:initial-creator>David STRICKLAND</meta:initial-creator>
    <dc:creator>David STRICKLAND</dc:creator>
    <meta:creation-date>2020-02-22T19:25:30Z</meta:creation-date>
    <dc:date>2020-02-22T19:25:31Z</dc:date>
    <meta:template xlink:href="BibleStudy" xlink:type="simple"/>
    <meta:editing-cycles>1</meta:editing-cycles>
    <meta:editing-duration>PT1S</meta:editing-duration>
    <meta:document-statistic meta:paragraph-count="248" meta:word-count="2162"/>
  </office:meta>
</office:document-meta>
</file>